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1F000033AD000044BB0156748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3.437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1.109cm" svg:x="16.564cm" svg:y="5.3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11.109cm" svg:x="5.483cm" svg:y="5.385cm">
          <text:p/>
          <draw:enhanced-geometry svg:viewBox="0 0 21600 21600" draw:type="rectangle" draw:enhanced-path="M 0 0 L 21600 0 21600 21600 0 21600 0 0 Z N"/>
        </draw:custom-shape>
        <draw:frame draw:name="Picture 42" draw:style-name="gr2" draw:text-style-name="P2" draw:layer="layout" svg:width="1.824cm" svg:height="2.426cm" svg:x="10.036cm" svg:y="2.353cm">
          <draw:image xlink:href="Pictures/2000001F000033AD000044BB0156748A.wmf" xlink:type="simple" xlink:show="embed" xlink:actuate="onLoad">
            <text:p/>
          </draw:image>
        </draw:frame>
        <draw:frame draw:name="Picture 42" draw:style-name="gr2" draw:text-style-name="P2" draw:layer="layout" svg:width="1.824cm" svg:height="2.426cm" svg:x="16.918cm" svg:y="2.366cm">
          <draw:image xlink:href="Pictures/2000001F000033AD000044BB0156748A.wmf" xlink:type="simple" xlink:show="embed" xlink:actuate="onLoad">
            <text:p/>
          </draw:image>
        </draw:frame>
        <draw:connector draw:style-name="gr3" draw:text-style-name="P1" draw:layer="layout" svg:x1="11.965cm" svg:y1="9.896cm" svg:x2="16.745cm" svg:y2="9.891cm" draw:start-shape="id1" draw:start-glue-point="10" draw:end-shape="id2" draw:end-glue-point="6" svg:d="m11965 9896h2391v-5h2389" svg:viewBox="0 0 4781 6">
          <text:p/>
        </draw:connector>
        <draw:frame draw:style-name="gr4" draw:layer="layout" svg:width="4.376cm" svg:height="2.384cm" svg:x="12.176cm" svg:y="8.419cm">
          <draw:text-box>
            <text:p>Verbindung</text:p>
            <text:p>VM753</text:p>
            <text:p>10.12.13.0/24</text:p>
          </draw:text-box>
        </draw:frame>
        <draw:frame draw:style-name="gr4" draw:layer="layout" svg:width="2.805cm" svg:height="0.962cm" svg:x="9.682cm" svg:y="1.429cm">
          <draw:text-box>
            <text:p>VMware</text:p>
          </draw:text-box>
        </draw:frame>
        <draw:frame draw:style-name="gr4" draw:layer="layout" svg:width="2.648cm" svg:height="0.962cm" svg:x="16.572cm" svg:y="1.329cm">
          <draw:text-box>
            <text:p>Lab-PC</text:p>
          </draw:text-box>
        </draw:frame>
        <draw:custom-shape draw:style-name="gr5" draw:text-style-name="P1" xml:id="id1" draw:id="id1" draw:layer="layout" svg:width="2.286cm" svg:height="2.032cm" svg:x="9.679cm" svg:y="8.88cm">
          <text:p text:style-name="P1">eth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286cm" svg:height="2.032cm" svg:x="16.745cm" svg:y="8.875cm">
          <text:p text:style-name="P1">eth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2.032cm" svg:height="1.905cm" svg:x="19.412cm" svg:y="5.493cm">
          <text:p text:style-name="P1"><text:span text:style-name="T1">logische</text:span></text:p>
          <text:p text:style-name="P1"><text:span text:style-name="T1">Bridge</text:span></text:p>
          <text:p text:style-name="P1"><text:span text:style-name="T1">brv_1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7.888cm" svg:y1="8.875cm" svg:x2="19.412cm" svg:y2="6.445cm" draw:start-shape="id2" draw:start-glue-point="4" draw:end-shape="id3" draw:end-glue-point="3" svg:d="m17888 8875v-2430h1524" svg:viewBox="0 0 1525 2431">
          <text:p text:style-name="P1"><text:span text:style-name="T1">tinc-</text:span><text:span text:style-name="T1"><text:line-break/></text:span><text:span text:style-name="T1">daemon</text:span></text:p>
        </draw:connector>
        <draw:custom-shape draw:style-name="gr5" draw:text-style-name="P1" xml:id="id4" draw:id="id4" draw:layer="layout" svg:width="2.286cm" svg:height="2.032cm" svg:x="21.745cm" svg:y="8.875cm">
          <text:p text:style-name="P1">eth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21.444cm" svg:y1="6.445cm" svg:x2="22.888cm" svg:y2="8.875cm" draw:start-shape="id3" draw:start-glue-point="1" draw:end-shape="id4" draw:end-glue-point="4" svg:d="m21444 6445h1444v2430" svg:viewBox="0 0 1445 2431">
          <text:p text:style-name="P1"><text:span text:style-name="T1">eth0.10</text:span></text:p>
        </draw:connector>
        <draw:custom-shape draw:style-name="gr5" draw:text-style-name="P1" xml:id="id5" draw:id="id5" draw:layer="layout" svg:width="3.683cm" svg:height="1.905cm" svg:x="24.622cm" svg:y="8.941cm">
          <text:p text:style-name="P1">Trunk zu</text:p>
          <text:p text:style-name="P1">L2 Switch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4.031cm" svg:y1="9.891cm" svg:x2="24.622cm" svg:y2="9.893cm" draw:start-shape="id4" draw:start-glue-point="10" draw:end-shape="id5" draw:end-glue-point="3" svg:d="m24031 9891h296v2h295" svg:viewBox="0 0 592 3">
          <text:p/>
        </draw:connector>
        <draw:custom-shape draw:style-name="gr5" draw:text-style-name="P3" xml:id="id6" draw:id="id6" draw:layer="layout" svg:width="2.032cm" svg:height="1.905cm" svg:x="7.712cm" svg:y="5.494cm">
          <text:p text:style-name="P1"><text:span text:style-name="T1">logische</text:span></text:p>
          <text:p text:style-name="P1"><text:span text:style-name="T1">Bridge</text:span></text:p>
          <text:p text:style-name="P1"><text:span text:style-name="T1">brv_1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9.744cm" svg:y1="6.446cm" svg:x2="10.822cm" svg:y2="8.88cm" draw:start-shape="id6" draw:start-glue-point="1" draw:end-shape="id1" draw:end-glue-point="4" svg:d="m9744 6446h1078v2434" svg:viewBox="0 0 1079 2435">
          <text:p text:style-name="P1"><text:span text:style-name="T1">tinc-</text:span></text:p>
          <text:p text:style-name="P1"><text:span text:style-name="T1">daemon</text:span></text:p>
        </draw:connector>
        <draw:custom-shape draw:style-name="gr5" draw:text-style-name="P1" xml:id="id7" draw:id="id7" draw:layer="layout" svg:width="2.286cm" svg:height="2.032cm" svg:x="5.672cm" svg:y="8.874cm">
          <text:p text:style-name="P1">eth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815cm" svg:y1="8.874cm" svg:x2="7.712cm" svg:y2="6.446cm" draw:start-shape="id7" draw:start-glue-point="4" draw:end-shape="id6" draw:end-glue-point="3" svg:d="m6815 8874v-2428h897" svg:viewBox="0 0 898 2429">
          <text:p/>
        </draw:connector>
        <draw:custom-shape draw:style-name="gr5" draw:text-style-name="P4" xml:id="id8" draw:id="id8" draw:layer="layout" svg:width="4.064cm" svg:height="2.159cm" svg:x="1.2cm" svg:y="8.797cm">
          <text:p text:style-name="P1"><text:span text:style-name="T2">VM-Netz</text:span></text:p>
          <text:p text:style-name="P1"><text:span text:style-name="T2">WOSMGR1_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264cm" svg:y1="9.876cm" svg:x2="5.672cm" svg:y2="9.89cm" draw:start-shape="id8" draw:start-glue-point="1" draw:end-shape="id7" draw:end-glue-point="6" svg:d="m5264 9876h204v14h204" svg:viewBox="0 0 409 15">
          <text:p/>
        </draw:connector>
        <draw:frame draw:style-name="gr7" draw:layer="layout" svg:width="4.826cm" svg:height="1.905cm" svg:x="6.588cm" svg:y="12.303cm">
          <draw:text-box>
            <text:p>Analog für weitere Netze</text:p>
          </draw:text-box>
        </draw:frame>
        <draw:frame draw:style-name="gr7" draw:layer="layout" svg:width="4.826cm" svg:height="1.905cm" svg:x="18.088cm" svg:y="12.304cm">
          <draw:text-box>
            <text:p>Analog für weitere Netze</text:p>
          </draw:text-box>
        </draw:frame>
        <draw:custom-shape draw:style-name="gr5" draw:text-style-name="P1" xml:id="id9" draw:id="id9" draw:layer="layout" svg:width="3.683cm" svg:height="1.905cm" svg:x="24.623cm" svg:y="11.542cm">
          <text:p text:style-name="P1">Access Link<text:line-break/>zu L3 Switch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6.463cm" svg:y1="10.846cm" svg:x2="26.464cm" svg:y2="11.542cm" draw:start-shape="id5" draw:start-glue-point="2" draw:end-shape="id9" draw:end-glue-point="0" svg:d="m26463 10846v347h1v349" svg:viewBox="0 0 2 6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6T13:44:52</meta:creation-date>
    <dc:date>2013-04-28T16:43:47</dc:date>
    <meta:editing-duration>PT22M19S</meta:editing-duration>
    <meta:editing-cycles>21</meta:editing-cycles>
    <meta:generator>LibreOffice/4.0.2.2$Linux_X86_64 LibreOffice_project/400m0$Build-2</meta:generator>
    <meta:document-statistic meta:object-count="26"/>
  </office:meta>
</office:document-meta>
</file>